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62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FreeMono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git</text:span><text:span text:style-name="T6">hub.c</text:span><text:span text:style-name="T6">om/fs</text:span><text:span text:style-name="T6">antan</text:span><text:span text:style-name="T6">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625cm" svg:x="1.4cm" svg:y="7.978cm" presentation:class="title" presentation:user-transformed="true">
          <draw:text-box>
            <text:p>Vetores<text:line-break/>Array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2][3];</text:span></text:p>
                  </text:list-item>
                  <text:list-item>
                    <text:p>2 linhas e 3 colun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9" text:id="id9"><text:span text:style-name="T15">int</text:span><text:span text:style-name="T16"> vs[2][3] = { {1,2,3},{4,5,6} };</text:span></text:p>
                <text:p xml:id="id11" text:id="id11"><text:span text:style-name="T15">printf</text:span><text:span text:style-name="T16">(“%d %d\n”, vs[0][1], vs[1][0]);</text:span></text:p>
                <text:p xml:id="id12" text:id="id12"><text:span text:style-name="T15">printf</text:span><text:span text:style-name="T16">(“%p %p\n”, &amp;vs, &amp;vs[0][0]);</text:span></text:p>
                <text:p xml:id="id13" text:id="id13"><text:span text:style-name="T15">printf</text:span><text:span text:style-name="T16">(“%p\n”, <text:s text:c="8"/>&amp;vs[0][1]);</text:span></text:p>
                <text:p xml:id="id14" text:id="id14"><text:span text:style-name="T15">printf</text:span><text:span text:style-name="T16">(“%p\n”, <text:s text:c="8"/>&amp;vs[1][0]);</text:span></text:p>
                <text:p><text:span text:style-name="T16"/></text:p>
              </text:list-header>
            </text:list>
          </draw:text-box>
        </draw:frame>
        <draw:frame draw:style-name="standard" xml:id="id10" draw:id="id10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array bidimensional <text:span text:style-name="T13">arr</text:span> de inteiros, a quantidade de linhas <text:span text:style-name="T13">l</text:span>, a quantidade <text:span text:style-name="T13">c</text:span> de colunas, e preencha o array com <text:span text:style-name="T13">l*c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array bidimensional <text:span text:style-name="T13">arr</text:span>, a quantidade de linhas <text:span text:style-name="T13">l</text:span>, a quantidade de colunas <text:span text:style-name="T13">c</text:span> ,e retorne a média entre todos os valores do arr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7" draw:layer="layout" svg:width="25.199cm" svg:height="18.315cm" svg:x="1.4cm" svg:y="4.914cm" presentation:class="outline" presentation:user-transformed="true">
          <draw:text-box>
            <text:list text:style-name="L2">
              <text:list-item>
                <text:p>Crie uma array 10x10</text:p>
              </text:list-item>
              <text:list-item>
                <text:p>Faça\</text:p>
              </text:list-item>
              <text:list-item>
                <text:p><text:s/>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1</meta:editing-cycles>
    <meta:editing-duration>P59DT23M43S</meta:editing-duration>
    <meta:initial-creator>chico </meta:initial-creator>
    <dc:date>2018-06-04T15:15:06.395035526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